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-0to14</text:p>
          </table:table-cell>
          <table:table-cell office:value-type="string" calcext:value-type="string">
            <text:p>Avg-14-20</text:p>
          </table:table-cell>
          <table:table-cell office:value-type="string" calcext:value-type="string">
            <text:p>Avg-36to42</text:p>
          </table:table-cell>
          <table:table-cell office:value-type="string" calcext:value-type="string">
            <text:p>Avg-60to66</text:p>
          </table:table-cell>
          <table:table-cell office:value-type="string" calcext:value-type="string">
            <text:p>Avg-88to94</text:p>
          </table:table-cell>
        </table:table-row>
        <table:table-row table:style-name="ro1">
          <table:table-cell office:value-type="float" office:value="0.944444444" calcext:value-type="float">
            <text:p>0.944444444</text:p>
          </table:table-cell>
          <table:table-cell office:value-type="float" office:value="2.838888889" calcext:value-type="float">
            <text:p>2.838888889</text:p>
          </table:table-cell>
          <table:table-cell office:value-type="float" office:value="5.711111111" calcext:value-type="float">
            <text:p>5.711111111</text:p>
          </table:table-cell>
          <table:table-cell office:value-type="float" office:value="2.962962963" calcext:value-type="float">
            <text:p>2.962962963</text:p>
          </table:table-cell>
          <table:table-cell office:value-type="float" office:value="0.481481481" calcext:value-type="float">
            <text:p>0.481481481</text:p>
          </table:table-cell>
        </table:table-row>
        <table:table-row table:style-name="ro1">
          <table:table-cell office:value-type="float" office:value="0.822222222" calcext:value-type="float">
            <text:p>0.822222222</text:p>
          </table:table-cell>
          <table:table-cell office:value-type="float" office:value="2.672222222" calcext:value-type="float">
            <text:p>2.672222222</text:p>
          </table:table-cell>
          <table:table-cell office:value-type="float" office:value="5.855555556" calcext:value-type="float">
            <text:p>5.855555556</text:p>
          </table:table-cell>
          <table:table-cell office:value-type="float" office:value="3.259259259" calcext:value-type="float">
            <text:p>3.259259259</text:p>
          </table:table-cell>
          <table:table-cell office:value-type="float" office:value="0.351851852" calcext:value-type="float">
            <text:p>0.351851852</text:p>
          </table:table-cell>
        </table:table-row>
        <table:table-row table:style-name="ro1">
          <table:table-cell office:value-type="float" office:value="1.277777778" calcext:value-type="float">
            <text:p>1.277777778</text:p>
          </table:table-cell>
          <table:table-cell office:value-type="float" office:value="3.438888889" calcext:value-type="float">
            <text:p>3.438888889</text:p>
          </table:table-cell>
          <table:table-cell office:value-type="float" office:value="5.594444444" calcext:value-type="float">
            <text:p>5.594444444</text:p>
          </table:table-cell>
          <table:table-cell office:value-type="float" office:value="4.268518519" calcext:value-type="float">
            <text:p>4.268518519</text:p>
          </table:table-cell>
          <table:table-cell office:value-type="float" office:value="0.287037037" calcext:value-type="float">
            <text:p>0.287037037</text:p>
          </table:table-cell>
        </table:table-row>
        <table:table-row table:style-name="ro1">
          <table:table-cell office:value-type="float" office:value="1.327777778" calcext:value-type="float">
            <text:p>1.327777778</text:p>
          </table:table-cell>
          <table:table-cell office:value-type="float" office:value="3.177777778" calcext:value-type="float">
            <text:p>3.177777778</text:p>
          </table:table-cell>
          <table:table-cell office:value-type="float" office:value="5.25" calcext:value-type="float">
            <text:p>5.25</text:p>
          </table:table-cell>
          <table:table-cell office:value-type="float" office:value="4.166666667" calcext:value-type="float">
            <text:p>4.166666667</text:p>
          </table:table-cell>
          <table:table-cell office:value-type="float" office:value="0.259259259" calcext:value-type="float">
            <text:p>0.259259259</text:p>
          </table:table-cell>
        </table:table-row>
        <table:table-row table:style-name="ro1">
          <table:table-cell office:value-type="float" office:value="0.933333333" calcext:value-type="float">
            <text:p>0.933333333</text:p>
          </table:table-cell>
          <table:table-cell office:value-type="float" office:value="3.133333333" calcext:value-type="float">
            <text:p>3.133333333</text:p>
          </table:table-cell>
          <table:table-cell office:value-type="float" office:value="5.572222222" calcext:value-type="float">
            <text:p>5.572222222</text:p>
          </table:table-cell>
          <table:table-cell office:value-type="float" office:value="4.212962963" calcext:value-type="float">
            <text:p>4.212962963</text:p>
          </table:table-cell>
          <table:table-cell office:value-type="float" office:value="0.407407407" calcext:value-type="float">
            <text:p>0.40740740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.828888889" calcext:value-type="float">
            <text:p>2.828888889</text:p>
          </table:table-cell>
          <table:table-cell office:value-type="float" office:value="5.135555556" calcext:value-type="float">
            <text:p>5.135555556</text:p>
          </table:table-cell>
          <table:table-cell office:value-type="float" office:value="4.62962963" calcext:value-type="float">
            <text:p>4.62962963</text:p>
          </table:table-cell>
          <table:table-cell office:value-type="float" office:value="0.277777778" calcext:value-type="float">
            <text:p>0.277777778</text:p>
          </table:table-cell>
        </table:table-row>
        <table:table-row table:style-name="ro1">
          <table:table-cell office:value-type="float" office:value="0.366666667" calcext:value-type="float">
            <text:p>0.366666667</text:p>
          </table:table-cell>
          <table:table-cell office:value-type="float" office:value="2.255555556" calcext:value-type="float">
            <text:p>2.255555556</text:p>
          </table:table-cell>
          <table:table-cell office:value-type="float" office:value="4.794444444" calcext:value-type="float">
            <text:p>4.794444444</text:p>
          </table:table-cell>
          <table:table-cell office:value-type="float" office:value="5.194444444" calcext:value-type="float">
            <text:p>5.194444444</text:p>
          </table:table-cell>
          <table:table-cell office:value-type="float" office:value="2.722222222" calcext:value-type="float">
            <text:p>2.722222222</text:p>
          </table:table-cell>
        </table:table-row>
        <table:table-row table:style-name="ro1">
          <table:table-cell office:value-type="float" office:value="0.522222222" calcext:value-type="float">
            <text:p>0.522222222</text:p>
          </table:table-cell>
          <table:table-cell office:value-type="float" office:value="1.75" calcext:value-type="float">
            <text:p>1.75</text:p>
          </table:table-cell>
          <table:table-cell office:value-type="float" office:value="3.744444444" calcext:value-type="float">
            <text:p>3.744444444</text:p>
          </table:table-cell>
          <table:table-cell office:value-type="float" office:value="3.768518519" calcext:value-type="float">
            <text:p>3.768518519</text:p>
          </table:table-cell>
          <table:table-cell office:value-type="float" office:value="2.148148148" calcext:value-type="float">
            <text:p>2.148148148</text:p>
          </table:table-cell>
        </table:table-row>
        <table:table-row table:style-name="ro1">
          <table:table-cell office:value-type="float" office:value="0.394444444" calcext:value-type="float">
            <text:p>0.394444444</text:p>
          </table:table-cell>
          <table:table-cell office:value-type="float" office:value="2.15" calcext:value-type="float">
            <text:p>2.15</text:p>
          </table:table-cell>
          <table:table-cell office:value-type="float" office:value="4.505555556" calcext:value-type="float">
            <text:p>4.505555556</text:p>
          </table:table-cell>
          <table:table-cell office:value-type="float" office:value="4.481481481" calcext:value-type="float">
            <text:p>4.481481481</text:p>
          </table:table-cell>
          <table:table-cell office:value-type="float" office:value="1.138888889" calcext:value-type="float">
            <text:p>1.138888889</text:p>
          </table:table-cell>
        </table:table-row>
        <table:table-row table:style-name="ro1">
          <table:table-cell office:value-type="float" office:value="0.916666667" calcext:value-type="float">
            <text:p>0.916666667</text:p>
          </table:table-cell>
          <table:table-cell office:value-type="float" office:value="2.316666667" calcext:value-type="float">
            <text:p>2.316666667</text:p>
          </table:table-cell>
          <table:table-cell office:value-type="float" office:value="3.733333333" calcext:value-type="float">
            <text:p>3.733333333</text:p>
          </table:table-cell>
          <table:table-cell office:value-type="float" office:value="4.046296296" calcext:value-type="float">
            <text:p>4.046296296</text:p>
          </table:table-cell>
          <table:table-cell office:value-type="float" office:value="2.481481481" calcext:value-type="float">
            <text:p>2.481481481</text:p>
          </table:table-cell>
        </table:table-row>
        <table:table-row table:style-name="ro1">
          <table:table-cell office:value-type="float" office:value="0.433333333" calcext:value-type="float">
            <text:p>0.433333333</text:p>
          </table:table-cell>
          <table:table-cell office:value-type="float" office:value="1.811111111" calcext:value-type="float">
            <text:p>1.811111111</text:p>
          </table:table-cell>
          <table:table-cell office:value-type="float" office:value="4.1" calcext:value-type="float">
            <text:p>4.1</text:p>
          </table:table-cell>
          <table:table-cell office:value-type="float" office:value="5.611111111" calcext:value-type="float">
            <text:p>5.611111111</text:p>
          </table:table-cell>
          <table:table-cell office:value-type="float" office:value="2.851851852" calcext:value-type="float">
            <text:p>2.851851852</text:p>
          </table:table-cell>
        </table:table-row>
        <table:table-row table:style-name="ro1">
          <table:table-cell office:value-type="float" office:value="0.533333333" calcext:value-type="float">
            <text:p>0.533333333</text:p>
          </table:table-cell>
          <table:table-cell office:value-type="float" office:value="2.227777778" calcext:value-type="float">
            <text:p>2.227777778</text:p>
          </table:table-cell>
          <table:table-cell office:value-type="float" office:value="4.861111111" calcext:value-type="float">
            <text:p>4.861111111</text:p>
          </table:table-cell>
          <table:table-cell office:value-type="float" office:value="4.046296296" calcext:value-type="float">
            <text:p>4.046296296</text:p>
          </table:table-cell>
          <table:table-cell office:value-type="float" office:value="1.481481481" calcext:value-type="float">
            <text:p>1.481481481</text:p>
          </table:table-cell>
        </table:table-row>
        <table:table-row table:style-name="ro1">
          <table:table-cell office:value-type="float" office:value="0.983333333" calcext:value-type="float">
            <text:p>0.983333333</text:p>
          </table:table-cell>
          <table:table-cell office:value-type="float" office:value="3.055555556" calcext:value-type="float">
            <text:p>3.055555556</text:p>
          </table:table-cell>
          <table:table-cell office:value-type="float" office:value="5.738888889" calcext:value-type="float">
            <text:p>5.738888889</text:p>
          </table:table-cell>
          <table:table-cell office:value-type="float" office:value="3.62962963" calcext:value-type="float">
            <text:p>3.62962963</text:p>
          </table:table-cell>
          <table:table-cell office:value-type="float" office:value="0.37962963" calcext:value-type="float">
            <text:p>0.379629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266666667" calcext:value-type="float">
            <text:p>2.266666667</text:p>
          </table:table-cell>
          <table:table-cell office:value-type="float" office:value="4.7" calcext:value-type="float">
            <text:p>4.7</text:p>
          </table:table-cell>
          <table:table-cell office:value-type="float" office:value="4.768518519" calcext:value-type="float">
            <text:p>4.768518519</text:p>
          </table:table-cell>
          <table:table-cell office:value-type="float" office:value="1.740740741" calcext:value-type="float">
            <text:p>1.7407407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4.977777778" calcext:value-type="float">
            <text:p>4.977777778</text:p>
          </table:table-cell>
          <table:table-cell office:value-type="float" office:value="5.490740741" calcext:value-type="float">
            <text:p>5.490740741</text:p>
          </table:table-cell>
          <table:table-cell office:value-type="float" office:value="2.722222222" calcext:value-type="float">
            <text:p>2.722222222</text:p>
          </table:table-cell>
        </table:table-row>
        <table:table-row table:style-name="ro1">
          <table:table-cell office:value-type="float" office:value="0.688888889" calcext:value-type="float">
            <text:p>0.688888889</text:p>
          </table:table-cell>
          <table:table-cell office:value-type="float" office:value="3.338888889" calcext:value-type="float">
            <text:p>3.338888889</text:p>
          </table:table-cell>
          <table:table-cell office:value-type="float" office:value="6.266666667" calcext:value-type="float">
            <text:p>6.266666667</text:p>
          </table:table-cell>
          <table:table-cell office:value-type="float" office:value="3.731481481" calcext:value-type="float">
            <text:p>3.731481481</text:p>
          </table:table-cell>
          <table:table-cell office:value-type="float" office:value="0.148148148" calcext:value-type="float">
            <text:p>0.148148148</text:p>
          </table:table-cell>
        </table:table-row>
        <table:table-row table:style-name="ro1">
          <table:table-cell office:value-type="float" office:value="0.577777778" calcext:value-type="float">
            <text:p>0.577777778</text:p>
          </table:table-cell>
          <table:table-cell office:value-type="float" office:value="2.855555556" calcext:value-type="float">
            <text:p>2.855555556</text:p>
          </table:table-cell>
          <table:table-cell office:value-type="float" office:value="5.144444444" calcext:value-type="float">
            <text:p>5.144444444</text:p>
          </table:table-cell>
          <table:table-cell office:value-type="float" office:value="4.240740741" calcext:value-type="float">
            <text:p>4.240740741</text:p>
          </table:table-cell>
          <table:table-cell office:value-type="float" office:value="1.268518519" calcext:value-type="float">
            <text:p>1.268518519</text:p>
          </table:table-cell>
        </table:table-row>
        <table:table-row table:style-name="ro1">
          <table:table-cell office:value-type="float" office:value="1.011111111" calcext:value-type="float">
            <text:p>1.011111111</text:p>
          </table:table-cell>
          <table:table-cell office:value-type="float" office:value="3.294444444" calcext:value-type="float">
            <text:p>3.294444444</text:p>
          </table:table-cell>
          <table:table-cell office:value-type="float" office:value="6.255555556" calcext:value-type="float">
            <text:p>6.255555556</text:p>
          </table:table-cell>
          <table:table-cell office:value-type="float" office:value="3.796296296" calcext:value-type="float">
            <text:p>3.796296296</text:p>
          </table:table-cell>
          <table:table-cell office:value-type="float" office:value="0.342592593" calcext:value-type="float">
            <text:p>0.342592593</text:p>
          </table:table-cell>
        </table:table-row>
        <table:table-row table:style-name="ro1">
          <table:table-cell office:value-type="float" office:value="0.561111111" calcext:value-type="float">
            <text:p>0.561111111</text:p>
          </table:table-cell>
          <table:table-cell office:value-type="float" office:value="2.466666667" calcext:value-type="float">
            <text:p>2.466666667</text:p>
          </table:table-cell>
          <table:table-cell office:value-type="float" office:value="4.361111111" calcext:value-type="float">
            <text:p>4.361111111</text:p>
          </table:table-cell>
          <table:table-cell office:value-type="float" office:value="4.212962963" calcext:value-type="float">
            <text:p>4.212962963</text:p>
          </table:table-cell>
          <table:table-cell office:value-type="float" office:value="1.824074074" calcext:value-type="float">
            <text:p>1.82407407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394444444" calcext:value-type="float">
            <text:p>3.394444444</text:p>
          </table:table-cell>
          <table:table-cell office:value-type="float" office:value="5.15" calcext:value-type="float">
            <text:p>5.15</text:p>
          </table:table-cell>
          <table:table-cell office:value-type="float" office:value="5" calcext:value-type="float">
            <text:p>5</text:p>
          </table:table-cell>
          <table:table-cell office:value-type="float" office:value="0.222222222" calcext:value-type="float">
            <text:p>0.222222222</text:p>
          </table:table-cell>
        </table:table-row>
        <table:table-row table:style-name="ro1">
          <table:table-cell office:value-type="float" office:value="1.166666667" calcext:value-type="float">
            <text:p>1.166666667</text:p>
          </table:table-cell>
          <table:table-cell office:value-type="float" office:value="3.355555556" calcext:value-type="float">
            <text:p>3.355555556</text:p>
          </table:table-cell>
          <table:table-cell office:value-type="float" office:value="5.366666667" calcext:value-type="float">
            <text:p>5.366666667</text:p>
          </table:table-cell>
          <table:table-cell office:value-type="float" office:value="5.287037037" calcext:value-type="float">
            <text:p>5.287037037</text:p>
          </table:table-cell>
          <table:table-cell office:value-type="float" office:value="0.425925926" calcext:value-type="float">
            <text:p>0.425925926</text:p>
          </table:table-cell>
        </table:table-row>
        <table:table-row table:style-name="ro1">
          <table:table-cell office:value-type="float" office:value="1.344444444" calcext:value-type="float">
            <text:p>1.344444444</text:p>
          </table:table-cell>
          <table:table-cell office:value-type="float" office:value="3.544444444" calcext:value-type="float">
            <text:p>3.544444444</text:p>
          </table:table-cell>
          <table:table-cell office:value-type="float" office:value="5.8" calcext:value-type="float">
            <text:p>5.8</text:p>
          </table:table-cell>
          <table:table-cell office:value-type="float" office:value="4.666666667" calcext:value-type="float">
            <text:p>4.666666667</text:p>
          </table:table-cell>
          <table:table-cell office:value-type="float" office:value="0.287037037" calcext:value-type="float">
            <text:p>0.287037037</text:p>
          </table:table-cell>
        </table:table-row>
        <table:table-row table:style-name="ro1">
          <table:table-cell office:value-type="float" office:value="1.805555556" calcext:value-type="float">
            <text:p>1.805555556</text:p>
          </table:table-cell>
          <table:table-cell office:value-type="float" office:value="3.65" calcext:value-type="float">
            <text:p>3.65</text:p>
          </table:table-cell>
          <table:table-cell office:value-type="float" office:value="5.283333333" calcext:value-type="float">
            <text:p>5.283333333</text:p>
          </table:table-cell>
          <table:table-cell office:value-type="float" office:value="2.990740741" calcext:value-type="float">
            <text:p>2.990740741</text:p>
          </table:table-cell>
          <table:table-cell office:value-type="float" office:value="0.194444444" calcext:value-type="float">
            <text:p>0.19444444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527777778" calcext:value-type="float">
            <text:p>2.527777778</text:p>
          </table:table-cell>
          <table:table-cell office:value-type="float" office:value="3.988888889" calcext:value-type="float">
            <text:p>3.988888889</text:p>
          </table:table-cell>
          <table:table-cell office:value-type="float" office:value="3.722222222" calcext:value-type="float">
            <text:p>3.722222222</text:p>
          </table:table-cell>
          <table:table-cell office:value-type="float" office:value="2.509259259" calcext:value-type="float">
            <text:p>2.50925925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838888889" calcext:value-type="float">
            <text:p>2.838888889</text:p>
          </table:table-cell>
          <table:table-cell office:value-type="float" office:value="4.888888889" calcext:value-type="float">
            <text:p>4.888888889</text:p>
          </table:table-cell>
          <table:table-cell office:value-type="float" office:value="5.101851852" calcext:value-type="float">
            <text:p>5.101851852</text:p>
          </table:table-cell>
          <table:table-cell office:value-type="float" office:value="2.111111111" calcext:value-type="float">
            <text:p>2.111111111</text:p>
          </table:table-cell>
        </table:table-row>
        <table:table-row table:style-name="ro1">
          <table:table-cell office:value-type="float" office:value="0.327777778" calcext:value-type="float">
            <text:p>0.327777778</text:p>
          </table:table-cell>
          <table:table-cell office:value-type="float" office:value="2.227777778" calcext:value-type="float">
            <text:p>2.227777778</text:p>
          </table:table-cell>
          <table:table-cell office:value-type="float" office:value="4.211111111" calcext:value-type="float">
            <text:p>4.211111111</text:p>
          </table:table-cell>
          <table:table-cell office:value-type="float" office:value="4.87037037" calcext:value-type="float">
            <text:p>4.87037037</text:p>
          </table:table-cell>
          <table:table-cell office:value-type="float" office:value="2.824074074" calcext:value-type="float">
            <text:p>2.824074074</text:p>
          </table:table-cell>
        </table:table-row>
        <table:table-row table:style-name="ro1">
          <table:table-cell office:value-type="float" office:value="0.877777778" calcext:value-type="float">
            <text:p>0.877777778</text:p>
          </table:table-cell>
          <table:table-cell office:value-type="float" office:value="2.638888889" calcext:value-type="float">
            <text:p>2.638888889</text:p>
          </table:table-cell>
          <table:table-cell office:value-type="float" office:value="4.827777778" calcext:value-type="float">
            <text:p>4.827777778</text:p>
          </table:table-cell>
          <table:table-cell office:value-type="float" office:value="5.351851852" calcext:value-type="float">
            <text:p>5.351851852</text:p>
          </table:table-cell>
          <table:table-cell office:value-type="float" office:value="2.972222222" calcext:value-type="float">
            <text:p>2.972222222</text:p>
          </table:table-cell>
        </table:table-row>
        <table:table-row table:style-name="ro1">
          <table:table-cell office:value-type="float" office:value="0.872222222" calcext:value-type="float">
            <text:p>0.872222222</text:p>
          </table:table-cell>
          <table:table-cell office:value-type="float" office:value="3.188888889" calcext:value-type="float">
            <text:p>3.188888889</text:p>
          </table:table-cell>
          <table:table-cell office:value-type="float" office:value="6.055555556" calcext:value-type="float">
            <text:p>6.055555556</text:p>
          </table:table-cell>
          <table:table-cell office:value-type="float" office:value="4.759259259" calcext:value-type="float">
            <text:p>4.759259259</text:p>
          </table:table-cell>
          <table:table-cell office:value-type="float" office:value="0.351851852" calcext:value-type="float">
            <text:p>0.351851852</text:p>
          </table:table-cell>
        </table:table-row>
        <table:table-row table:style-name="ro1">
          <table:table-cell office:value-type="float" office:value="0.405555556" calcext:value-type="float">
            <text:p>0.405555556</text:p>
          </table:table-cell>
          <table:table-cell office:value-type="float" office:value="2.605555556" calcext:value-type="float">
            <text:p>2.605555556</text:p>
          </table:table-cell>
          <table:table-cell office:value-type="float" office:value="5.111111111" calcext:value-type="float">
            <text:p>5.111111111</text:p>
          </table:table-cell>
          <table:table-cell office:value-type="float" office:value="4.657407407" calcext:value-type="float">
            <text:p>4.657407407</text:p>
          </table:table-cell>
          <table:table-cell office:value-type="float" office:value="2.277777778" calcext:value-type="float">
            <text:p>2.277777778</text:p>
          </table:table-cell>
        </table:table-row>
        <table:table-row table:style-name="ro1">
          <table:table-cell office:value-type="float" office:value="1.027777778" calcext:value-type="float">
            <text:p>1.027777778</text:p>
          </table:table-cell>
          <table:table-cell office:value-type="float" office:value="3.277777778" calcext:value-type="float">
            <text:p>3.277777778</text:p>
          </table:table-cell>
          <table:table-cell office:value-type="float" office:value="5.894444444" calcext:value-type="float">
            <text:p>5.894444444</text:p>
          </table:table-cell>
          <table:table-cell office:value-type="float" office:value="3.37037037" calcext:value-type="float">
            <text:p>3.37037037</text:p>
          </table:table-cell>
          <table:table-cell office:value-type="float" office:value="0.324074074" calcext:value-type="float">
            <text:p>0.324074074</text:p>
          </table:table-cell>
        </table:table-row>
        <table:table-row table:style-name="ro1">
          <table:table-cell office:value-type="float" office:value="0.738888889" calcext:value-type="float">
            <text:p>0.738888889</text:p>
          </table:table-cell>
          <table:table-cell office:value-type="float" office:value="3.127777778" calcext:value-type="float">
            <text:p>3.127777778</text:p>
          </table:table-cell>
          <table:table-cell office:value-type="float" office:value="6.216666667" calcext:value-type="float">
            <text:p>6.216666667</text:p>
          </table:table-cell>
          <table:table-cell office:value-type="float" office:value="4.435185185" calcext:value-type="float">
            <text:p>4.435185185</text:p>
          </table:table-cell>
          <table:table-cell office:value-type="float" office:value="0.259259259" calcext:value-type="float">
            <text:p>0.259259259</text:p>
          </table:table-cell>
        </table:table-row>
        <table:table-row table:style-name="ro1">
          <table:table-cell office:value-type="float" office:value="0.927777778" calcext:value-type="float">
            <text:p>0.927777778</text:p>
          </table:table-cell>
          <table:table-cell office:value-type="float" office:value="2.861111111" calcext:value-type="float">
            <text:p>2.861111111</text:p>
          </table:table-cell>
          <table:table-cell office:value-type="float" office:value="5.6" calcext:value-type="float">
            <text:p>5.6</text:p>
          </table:table-cell>
          <table:table-cell office:value-type="float" office:value="4.175925926" calcext:value-type="float">
            <text:p>4.175925926</text:p>
          </table:table-cell>
          <table:table-cell office:value-type="float" office:value="0.194444444" calcext:value-type="float">
            <text:p>0.194444444</text:p>
          </table:table-cell>
        </table:table-row>
        <table:table-row table:style-name="ro1">
          <table:table-cell office:value-type="float" office:value="0.755555556" calcext:value-type="float">
            <text:p>0.755555556</text:p>
          </table:table-cell>
          <table:table-cell office:value-type="float" office:value="3.372222222" calcext:value-type="float">
            <text:p>3.372222222</text:p>
          </table:table-cell>
          <table:table-cell office:value-type="float" office:value="6.266666667" calcext:value-type="float">
            <text:p>6.266666667</text:p>
          </table:table-cell>
          <table:table-cell office:value-type="float" office:value="2.194444444" calcext:value-type="float">
            <text:p>2.194444444</text:p>
          </table:table-cell>
          <table:table-cell office:value-type="float" office:value="0.259259259" calcext:value-type="float">
            <text:p>0.259259259</text:p>
          </table:table-cell>
        </table:table-row>
        <table:table-row table:style-name="ro1">
          <table:table-cell office:value-type="float" office:value="1.333333333" calcext:value-type="float">
            <text:p>1.333333333</text:p>
          </table:table-cell>
          <table:table-cell office:value-type="float" office:value="2.9" calcext:value-type="float">
            <text:p>2.9</text:p>
          </table:table-cell>
          <table:table-cell office:value-type="float" office:value="5.022222222" calcext:value-type="float">
            <text:p>5.022222222</text:p>
          </table:table-cell>
          <table:table-cell office:value-type="float" office:value="5.259259259" calcext:value-type="float">
            <text:p>5.259259259</text:p>
          </table:table-cell>
          <table:table-cell office:value-type="float" office:value="0.592592593" calcext:value-type="float">
            <text:p>0.592592593</text:p>
          </table:table-cell>
        </table:table-row>
        <table:table-row table:style-name="ro1">
          <table:table-cell office:value-type="float" office:value="1.244444444" calcext:value-type="float">
            <text:p>1.244444444</text:p>
          </table:table-cell>
          <table:table-cell office:value-type="float" office:value="3.25" calcext:value-type="float">
            <text:p>3.25</text:p>
          </table:table-cell>
          <table:table-cell office:value-type="float" office:value="5.233333333" calcext:value-type="float">
            <text:p>5.233333333</text:p>
          </table:table-cell>
          <table:table-cell office:value-type="float" office:value="4.962962963" calcext:value-type="float">
            <text:p>4.962962963</text:p>
          </table:table-cell>
          <table:table-cell office:value-type="float" office:value="0.416666667" calcext:value-type="float">
            <text:p>0.416666667</text:p>
          </table:table-cell>
        </table:table-row>
        <table:table-row table:style-name="ro1">
          <table:table-cell office:value-type="float" office:value="0.966666667" calcext:value-type="float">
            <text:p>0.966666667</text:p>
          </table:table-cell>
          <table:table-cell office:value-type="float" office:value="2.966666667" calcext:value-type="float">
            <text:p>2.966666667</text:p>
          </table:table-cell>
          <table:table-cell office:value-type="float" office:value="4.772222222" calcext:value-type="float">
            <text:p>4.772222222</text:p>
          </table:table-cell>
          <table:table-cell office:value-type="float" office:value="5.342592593" calcext:value-type="float">
            <text:p>5.342592593</text:p>
          </table:table-cell>
          <table:table-cell office:value-type="float" office:value="1.87037037" calcext:value-type="float">
            <text:p>1.87037037</text:p>
          </table:table-cell>
        </table:table-row>
        <table:table-row table:style-name="ro1">
          <table:table-cell office:value-type="float" office:value="0.916666667" calcext:value-type="float">
            <text:p>0.916666667</text:p>
          </table:table-cell>
          <table:table-cell office:value-type="float" office:value="2.733333333" calcext:value-type="float">
            <text:p>2.733333333</text:p>
          </table:table-cell>
          <table:table-cell office:value-type="float" office:value="5.194444444" calcext:value-type="float">
            <text:p>5.194444444</text:p>
          </table:table-cell>
          <table:table-cell office:value-type="float" office:value="4.962962963" calcext:value-type="float">
            <text:p>4.962962963</text:p>
          </table:table-cell>
          <table:table-cell office:value-type="float" office:value="0.805555556" calcext:value-type="float">
            <text:p>0.805555556</text:p>
          </table:table-cell>
        </table:table-row>
        <table:table-row table:style-name="ro1">
          <table:table-cell office:value-type="float" office:value="0.994444444" calcext:value-type="float">
            <text:p>0.994444444</text:p>
          </table:table-cell>
          <table:table-cell office:value-type="float" office:value="2.883333333" calcext:value-type="float">
            <text:p>2.883333333</text:p>
          </table:table-cell>
          <table:table-cell office:value-type="float" office:value="4.472222222" calcext:value-type="float">
            <text:p>4.472222222</text:p>
          </table:table-cell>
          <table:table-cell office:value-type="float" office:value="4.824074074" calcext:value-type="float">
            <text:p>4.824074074</text:p>
          </table:table-cell>
          <table:table-cell office:value-type="float" office:value="2.157407407" calcext:value-type="float">
            <text:p>2.157407407</text:p>
          </table:table-cell>
        </table:table-row>
        <table:table-row table:style-name="ro1">
          <table:table-cell office:value-type="float" office:value="1.044444444" calcext:value-type="float">
            <text:p>1.044444444</text:p>
          </table:table-cell>
          <table:table-cell office:value-type="float" office:value="3.305555556" calcext:value-type="float">
            <text:p>3.305555556</text:p>
          </table:table-cell>
          <table:table-cell office:value-type="float" office:value="5.844444444" calcext:value-type="float">
            <text:p>5.844444444</text:p>
          </table:table-cell>
          <table:table-cell office:value-type="float" office:value="4.527777778" calcext:value-type="float">
            <text:p>4.527777778</text:p>
          </table:table-cell>
          <table:table-cell office:value-type="float" office:value="0.277777778" calcext:value-type="float">
            <text:p>0.277777778</text:p>
          </table:table-cell>
        </table:table-row>
        <table:table-row table:style-name="ro1">
          <table:table-cell office:value-type="float" office:value="0.877777778" calcext:value-type="float">
            <text:p>0.877777778</text:p>
          </table:table-cell>
          <table:table-cell office:value-type="float" office:value="3.327777778" calcext:value-type="float">
            <text:p>3.327777778</text:p>
          </table:table-cell>
          <table:table-cell office:value-type="float" office:value="6.011111111" calcext:value-type="float">
            <text:p>6.011111111</text:p>
          </table:table-cell>
          <table:table-cell office:value-type="float" office:value="4.490740741" calcext:value-type="float">
            <text:p>4.490740741</text:p>
          </table:table-cell>
          <table:table-cell office:value-type="float" office:value="0.398148148" calcext:value-type="float">
            <text:p>0.398148148</text:p>
          </table:table-cell>
        </table:table-row>
        <table:table-row table:style-name="ro1">
          <table:table-cell office:value-type="float" office:value="1.788888889" calcext:value-type="float">
            <text:p>1.788888889</text:p>
          </table:table-cell>
          <table:table-cell office:value-type="float" office:value="3.992222222" calcext:value-type="float">
            <text:p>3.992222222</text:p>
          </table:table-cell>
          <table:table-cell office:value-type="float" office:value="6.144444444" calcext:value-type="float">
            <text:p>6.144444444</text:p>
          </table:table-cell>
          <table:table-cell office:value-type="float" office:value="3.666666667" calcext:value-type="float">
            <text:p>3.666666667</text:p>
          </table:table-cell>
          <table:table-cell office:value-type="float" office:value="0.222222222" calcext:value-type="float">
            <text:p>0.222222222</text:p>
          </table:table-cell>
        </table:table-row>
        <table:table-row table:style-name="ro1">
          <table:table-cell office:value-type="float" office:value="1.563333333" calcext:value-type="float">
            <text:p>1.563333333</text:p>
          </table:table-cell>
          <table:table-cell office:value-type="float" office:value="3.518888889" calcext:value-type="float">
            <text:p>3.518888889</text:p>
          </table:table-cell>
          <table:table-cell office:value-type="float" office:value="6.38" calcext:value-type="float">
            <text:p>6.38</text:p>
          </table:table-cell>
          <table:table-cell office:value-type="float" office:value="3.537037037" calcext:value-type="float">
            <text:p>3.537037037</text:p>
          </table:table-cell>
          <table:table-cell office:value-type="float" office:value="0.453703704" calcext:value-type="float">
            <text:p>0.453703704</text:p>
          </table:table-cell>
        </table:table-row>
        <table:table-row table:style-name="ro1">
          <table:table-cell office:value-type="float" office:value="0.311111111" calcext:value-type="float">
            <text:p>0.311111111</text:p>
          </table:table-cell>
          <table:table-cell office:value-type="float" office:value="2.383333333" calcext:value-type="float">
            <text:p>2.383333333</text:p>
          </table:table-cell>
          <table:table-cell office:value-type="float" office:value="5.538888889" calcext:value-type="float">
            <text:p>5.538888889</text:p>
          </table:table-cell>
          <table:table-cell office:value-type="float" office:value="5.25" calcext:value-type="float">
            <text:p>5.25</text:p>
          </table:table-cell>
          <table:table-cell office:value-type="float" office:value="0.87037037" calcext:value-type="float">
            <text:p>0.87037037</text:p>
          </table:table-cell>
        </table:table-row>
        <table:table-row table:style-name="ro1">
          <table:table-cell office:value-type="float" office:value="1.608888889" calcext:value-type="float">
            <text:p>1.608888889</text:p>
          </table:table-cell>
          <table:table-cell office:value-type="float" office:value="3.823333333" calcext:value-type="float">
            <text:p>3.823333333</text:p>
          </table:table-cell>
          <table:table-cell office:value-type="float" office:value="5.952222222" calcext:value-type="float">
            <text:p>5.952222222</text:p>
          </table:table-cell>
          <table:table-cell office:value-type="float" office:value="3.842592593" calcext:value-type="float">
            <text:p>3.842592593</text:p>
          </table:table-cell>
          <table:table-cell office:value-type="float" office:value="0.462962963" calcext:value-type="float">
            <text:p>0.462962963</text:p>
          </table:table-cell>
        </table:table-row>
        <table:table-row table:style-name="ro1">
          <table:table-cell office:value-type="float" office:value="1.211111111" calcext:value-type="float">
            <text:p>1.211111111</text:p>
          </table:table-cell>
          <table:table-cell office:value-type="float" office:value="3.194444444" calcext:value-type="float">
            <text:p>3.194444444</text:p>
          </table:table-cell>
          <table:table-cell office:value-type="float" office:value="5.544444444" calcext:value-type="float">
            <text:p>5.544444444</text:p>
          </table:table-cell>
          <table:table-cell office:value-type="float" office:value="5.074074074" calcext:value-type="float">
            <text:p>5.074074074</text:p>
          </table:table-cell>
          <table:table-cell office:value-type="float" office:value="0.314814815" calcext:value-type="float">
            <text:p>0.314814815</text:p>
          </table:table-cell>
        </table:table-row>
        <table:table-row table:style-name="ro1">
          <table:table-cell office:value-type="float" office:value="0.405555556" calcext:value-type="float">
            <text:p>0.405555556</text:p>
          </table:table-cell>
          <table:table-cell office:value-type="float" office:value="2.388888889" calcext:value-type="float">
            <text:p>2.388888889</text:p>
          </table:table-cell>
          <table:table-cell office:value-type="float" office:value="5.138888889" calcext:value-type="float">
            <text:p>5.138888889</text:p>
          </table:table-cell>
          <table:table-cell office:value-type="float" office:value="4.175925926" calcext:value-type="float">
            <text:p>4.175925926</text:p>
          </table:table-cell>
          <table:table-cell office:value-type="float" office:value="1.666666667" calcext:value-type="float">
            <text:p>1.666666667</text:p>
          </table:table-cell>
        </table:table-row>
        <table:table-row table:style-name="ro1">
          <table:table-cell office:value-type="float" office:value="1.283333333" calcext:value-type="float">
            <text:p>1.283333333</text:p>
          </table:table-cell>
          <table:table-cell office:value-type="float" office:value="3.655555556" calcext:value-type="float">
            <text:p>3.655555556</text:p>
          </table:table-cell>
          <table:table-cell office:value-type="float" office:value="5.827777778" calcext:value-type="float">
            <text:p>5.827777778</text:p>
          </table:table-cell>
          <table:table-cell office:value-type="float" office:value="4.25" calcext:value-type="float">
            <text:p>4.25</text:p>
          </table:table-cell>
          <table:table-cell office:value-type="float" office:value="0.138888889" calcext:value-type="float">
            <text:p>0.138888889</text:p>
          </table:table-cell>
        </table:table-row>
        <table:table-row table:style-name="ro1">
          <table:table-cell office:value-type="float" office:value="0.925555556" calcext:value-type="float">
            <text:p>0.925555556</text:p>
          </table:table-cell>
          <table:table-cell office:value-type="float" office:value="2.568888889" calcext:value-type="float">
            <text:p>2.568888889</text:p>
          </table:table-cell>
          <table:table-cell office:value-type="float" office:value="4.586666667" calcext:value-type="float">
            <text:p>4.586666667</text:p>
          </table:table-cell>
          <table:table-cell office:value-type="float" office:value="5.037037037" calcext:value-type="float">
            <text:p>5.037037037</text:p>
          </table:table-cell>
          <table:table-cell office:value-type="float" office:value="2.518518519" calcext:value-type="float">
            <text:p>2.518518519</text:p>
          </table:table-cell>
        </table:table-row>
        <table:table-row table:style-name="ro1">
          <table:table-cell office:value-type="float" office:value="0.416666667" calcext:value-type="float">
            <text:p>0.416666667</text:p>
          </table:table-cell>
          <table:table-cell office:value-type="float" office:value="2.627777778" calcext:value-type="float">
            <text:p>2.627777778</text:p>
          </table:table-cell>
          <table:table-cell office:value-type="float" office:value="5.305555556" calcext:value-type="float">
            <text:p>5.305555556</text:p>
          </table:table-cell>
          <table:table-cell office:value-type="float" office:value="5.25" calcext:value-type="float">
            <text:p>5.25</text:p>
          </table:table-cell>
          <table:table-cell office:value-type="float" office:value="2.638888889" calcext:value-type="float">
            <text:p>2.638888889</text:p>
          </table:table-cell>
        </table:table-row>
        <table:table-row table:style-name="ro1">
          <table:table-cell office:value-type="float" office:value="1.561111111" calcext:value-type="float">
            <text:p>1.561111111</text:p>
          </table:table-cell>
          <table:table-cell office:value-type="float" office:value="3.488888889" calcext:value-type="float">
            <text:p>3.488888889</text:p>
          </table:table-cell>
          <table:table-cell office:value-type="float" office:value="5.722222222" calcext:value-type="float">
            <text:p>5.722222222</text:p>
          </table:table-cell>
          <table:table-cell office:value-type="float" office:value="3.916666667" calcext:value-type="float">
            <text:p>3.916666667</text:p>
          </table:table-cell>
          <table:table-cell office:value-type="float" office:value="0.37962963" calcext:value-type="float">
            <text:p>0.37962963</text:p>
          </table:table-cell>
        </table:table-row>
        <table:table-row table:style-name="ro1">
          <table:table-cell office:value-type="float" office:value="0.483333333" calcext:value-type="float">
            <text:p>0.483333333</text:p>
          </table:table-cell>
          <table:table-cell office:value-type="float" office:value="1.922222222" calcext:value-type="float">
            <text:p>1.922222222</text:p>
          </table:table-cell>
          <table:table-cell office:value-type="float" office:value="4.75" calcext:value-type="float">
            <text:p>4.75</text:p>
          </table:table-cell>
          <table:table-cell office:value-type="float" office:value="5.083333333" calcext:value-type="float">
            <text:p>5.083333333</text:p>
          </table:table-cell>
          <table:table-cell office:value-type="float" office:value="2.944444444" calcext:value-type="float">
            <text:p>2.944444444</text:p>
          </table:table-cell>
        </table:table-row>
        <table:table-row table:style-name="ro1">
          <table:table-cell office:value-type="float" office:value="0.944444444" calcext:value-type="float">
            <text:p>0.944444444</text:p>
          </table:table-cell>
          <table:table-cell office:value-type="float" office:value="2.827777778" calcext:value-type="float">
            <text:p>2.827777778</text:p>
          </table:table-cell>
          <table:table-cell office:value-type="float" office:value="4.988888889" calcext:value-type="float">
            <text:p>4.988888889</text:p>
          </table:table-cell>
          <table:table-cell office:value-type="float" office:value="5.916666667" calcext:value-type="float">
            <text:p>5.916666667</text:p>
          </table:table-cell>
          <table:table-cell office:value-type="float" office:value="2.018518519" calcext:value-type="float">
            <text:p>2.018518519</text:p>
          </table:table-cell>
        </table:table-row>
        <table:table-row table:style-name="ro1">
          <table:table-cell office:value-type="float" office:value="0.255555556" calcext:value-type="float">
            <text:p>0.255555556</text:p>
          </table:table-cell>
          <table:table-cell office:value-type="float" office:value="2.316666667" calcext:value-type="float">
            <text:p>2.316666667</text:p>
          </table:table-cell>
          <table:table-cell office:value-type="float" office:value="4.966666667" calcext:value-type="float">
            <text:p>4.966666667</text:p>
          </table:table-cell>
          <table:table-cell office:value-type="float" office:value="4.148148148" calcext:value-type="float">
            <text:p>4.148148148</text:p>
          </table:table-cell>
          <table:table-cell office:value-type="float" office:value="1.185185185" calcext:value-type="float">
            <text:p>1.185185185</text:p>
          </table:table-cell>
        </table:table-row>
        <table:table-row table:style-name="ro1">
          <table:table-cell office:value-type="float" office:value="1.094444444" calcext:value-type="float">
            <text:p>1.094444444</text:p>
          </table:table-cell>
          <table:table-cell office:value-type="float" office:value="3.244444444" calcext:value-type="float">
            <text:p>3.244444444</text:p>
          </table:table-cell>
          <table:table-cell office:value-type="float" office:value="5.761111111" calcext:value-type="float">
            <text:p>5.761111111</text:p>
          </table:table-cell>
          <table:table-cell office:value-type="float" office:value="4.175925926" calcext:value-type="float">
            <text:p>4.175925926</text:p>
          </table:table-cell>
          <table:table-cell office:value-type="float" office:value="0.314814815" calcext:value-type="float">
            <text:p>0.314814815</text:p>
          </table:table-cell>
        </table:table-row>
        <table:table-row table:style-name="ro1">
          <table:table-cell office:value-type="float" office:value="0.411111111" calcext:value-type="float">
            <text:p>0.411111111</text:p>
          </table:table-cell>
          <table:table-cell office:value-type="float" office:value="1.855555556" calcext:value-type="float">
            <text:p>1.855555556</text:p>
          </table:table-cell>
          <table:table-cell office:value-type="float" office:value="4.588888889" calcext:value-type="float">
            <text:p>4.588888889</text:p>
          </table:table-cell>
          <table:table-cell office:value-type="float" office:value="4.611111111" calcext:value-type="float">
            <text:p>4.611111111</text:p>
          </table:table-cell>
          <table:table-cell office:value-type="float" office:value="2.601851852" calcext:value-type="float">
            <text:p>2.601851852</text:p>
          </table:table-cell>
        </table:table-row>
        <table:table-row table:style-name="ro1">
          <table:table-cell office:value-type="float" office:value="1.294444444" calcext:value-type="float">
            <text:p>1.294444444</text:p>
          </table:table-cell>
          <table:table-cell office:value-type="float" office:value="3.444444444" calcext:value-type="float">
            <text:p>3.444444444</text:p>
          </table:table-cell>
          <table:table-cell office:value-type="float" office:value="5.822222222" calcext:value-type="float">
            <text:p>5.822222222</text:p>
          </table:table-cell>
          <table:table-cell office:value-type="float" office:value="4.981481481" calcext:value-type="float">
            <text:p>4.981481481</text:p>
          </table:table-cell>
          <table:table-cell office:value-type="float" office:value="0.481481481" calcext:value-type="float">
            <text:p>0.481481481</text:p>
          </table:table-cell>
        </table:table-row>
        <table:table-row table:style-name="ro1">
          <table:table-cell office:value-type="float" office:value="0.416666667" calcext:value-type="float">
            <text:p>0.416666667</text:p>
          </table:table-cell>
          <table:table-cell office:value-type="float" office:value="2.838888889" calcext:value-type="float">
            <text:p>2.838888889</text:p>
          </table:table-cell>
          <table:table-cell office:value-type="float" office:value="5.583333333" calcext:value-type="float">
            <text:p>5.583333333</text:p>
          </table:table-cell>
          <table:table-cell office:value-type="float" office:value="5.861111111" calcext:value-type="float">
            <text:p>5.861111111</text:p>
          </table:table-cell>
          <table:table-cell office:value-type="float" office:value="1.685185185" calcext:value-type="float">
            <text:p>1.685185185</text:p>
          </table:table-cell>
        </table:table-row>
        <table:table-row table:style-name="ro1">
          <table:table-cell office:value-type="float" office:value="0.777777778" calcext:value-type="float">
            <text:p>0.777777778</text:p>
          </table:table-cell>
          <table:table-cell office:value-type="float" office:value="2.638888889" calcext:value-type="float">
            <text:p>2.638888889</text:p>
          </table:table-cell>
          <table:table-cell office:value-type="float" office:value="4.722222222" calcext:value-type="float">
            <text:p>4.722222222</text:p>
          </table:table-cell>
          <table:table-cell office:value-type="float" office:value="5.055555556" calcext:value-type="float">
            <text:p>5.055555556</text:p>
          </table:table-cell>
          <table:table-cell office:value-type="float" office:value="1.398148148" calcext:value-type="float">
            <text:p>1.398148148</text:p>
          </table:table-cell>
        </table:table-row>
        <table:table-row table:style-name="ro1">
          <table:table-cell office:value-type="float" office:value="0.594444444" calcext:value-type="float">
            <text:p>0.594444444</text:p>
          </table:table-cell>
          <table:table-cell office:value-type="float" office:value="2.183333333" calcext:value-type="float">
            <text:p>2.183333333</text:p>
          </table:table-cell>
          <table:table-cell office:value-type="float" office:value="4.272222222" calcext:value-type="float">
            <text:p>4.272222222</text:p>
          </table:table-cell>
          <table:table-cell office:value-type="float" office:value="4.953703704" calcext:value-type="float">
            <text:p>4.953703704</text:p>
          </table:table-cell>
          <table:table-cell office:value-type="float" office:value="2.657407407" calcext:value-type="float">
            <text:p>2.657407407</text:p>
          </table:table-cell>
        </table:table-row>
        <table:table-row table:style-name="ro1">
          <table:table-cell office:value-type="float" office:value="1.238888889" calcext:value-type="float">
            <text:p>1.238888889</text:p>
          </table:table-cell>
          <table:table-cell office:value-type="float" office:value="3.488888889" calcext:value-type="float">
            <text:p>3.488888889</text:p>
          </table:table-cell>
          <table:table-cell office:value-type="float" office:value="5.905555556" calcext:value-type="float">
            <text:p>5.905555556</text:p>
          </table:table-cell>
          <table:table-cell office:value-type="float" office:value="3.805555556" calcext:value-type="float">
            <text:p>3.805555556</text:p>
          </table:table-cell>
          <table:table-cell office:value-type="float" office:value="0.231481481" calcext:value-type="float">
            <text:p>0.231481481</text:p>
          </table:table-cell>
        </table:table-row>
        <table:table-row table:style-name="ro1">
          <table:table-cell office:value-type="float" office:value="1.255555556" calcext:value-type="float">
            <text:p>1.255555556</text:p>
          </table:table-cell>
          <table:table-cell office:value-type="float" office:value="3.9" calcext:value-type="float">
            <text:p>3.9</text:p>
          </table:table-cell>
          <table:table-cell office:value-type="float" office:value="6.277777778" calcext:value-type="float">
            <text:p>6.277777778</text:p>
          </table:table-cell>
          <table:table-cell office:value-type="float" office:value="2.851851852" calcext:value-type="float">
            <text:p>2.851851852</text:p>
          </table:table-cell>
          <table:table-cell office:value-type="float" office:value="0.212962963" calcext:value-type="float">
            <text:p>0.21296296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255555556" calcext:value-type="float">
            <text:p>3.255555556</text:p>
          </table:table-cell>
          <table:table-cell office:value-type="float" office:value="5.566666667" calcext:value-type="float">
            <text:p>5.566666667</text:p>
          </table:table-cell>
          <table:table-cell office:value-type="float" office:value="6" calcext:value-type="float">
            <text:p>6</text:p>
          </table:table-cell>
          <table:table-cell office:value-type="float" office:value="0.305555556" calcext:value-type="float">
            <text:p>0.305555556</text:p>
          </table:table-cell>
        </table:table-row>
        <table:table-row table:style-name="ro1">
          <table:table-cell office:value-type="float" office:value="0.677777778" calcext:value-type="float">
            <text:p>0.677777778</text:p>
          </table:table-cell>
          <table:table-cell office:value-type="float" office:value="2.805555556" calcext:value-type="float">
            <text:p>2.805555556</text:p>
          </table:table-cell>
          <table:table-cell office:value-type="float" office:value="4.744444444" calcext:value-type="float">
            <text:p>4.744444444</text:p>
          </table:table-cell>
          <table:table-cell office:value-type="float" office:value="5.527777778" calcext:value-type="float">
            <text:p>5.527777778</text:p>
          </table:table-cell>
          <table:table-cell office:value-type="float" office:value="2.324074074" calcext:value-type="float">
            <text:p>2.324074074</text:p>
          </table:table-cell>
        </table:table-row>
        <table:table-row table:style-name="ro1">
          <table:table-cell office:value-type="float" office:value="0.466666667" calcext:value-type="float">
            <text:p>0.466666667</text:p>
          </table:table-cell>
          <table:table-cell office:value-type="float" office:value="2.066666667" calcext:value-type="float">
            <text:p>2.066666667</text:p>
          </table:table-cell>
          <table:table-cell office:value-type="float" office:value="4.05" calcext:value-type="float">
            <text:p>4.05</text:p>
          </table:table-cell>
          <table:table-cell office:value-type="float" office:value="4.509259259" calcext:value-type="float">
            <text:p>4.509259259</text:p>
          </table:table-cell>
          <table:table-cell office:value-type="float" office:value="1.148148148" calcext:value-type="float">
            <text:p>1.148148148</text:p>
          </table:table-cell>
        </table:table-row>
        <table:table-row table:style-name="ro1">
          <table:table-cell office:value-type="float" office:value="0.094444444" calcext:value-type="float">
            <text:p>0.094444444</text:p>
          </table:table-cell>
          <table:table-cell office:value-type="float" office:value="1.188888889" calcext:value-type="float">
            <text:p>1.188888889</text:p>
          </table:table-cell>
          <table:table-cell office:value-type="float" office:value="2.222222222" calcext:value-type="float">
            <text:p>2.222222222</text:p>
          </table:table-cell>
          <table:table-cell office:value-type="float" office:value="0.851851852" calcext:value-type="float">
            <text:p>0.851851852</text:p>
          </table:table-cell>
          <table:table-cell office:value-type="float" office:value="0.138888889" calcext:value-type="float">
            <text:p>0.138888889</text:p>
          </table:table-cell>
        </table:table-row>
        <table:table-row table:style-name="ro1">
          <table:table-cell office:value-type="float" office:value="0.933333333" calcext:value-type="float">
            <text:p>0.933333333</text:p>
          </table:table-cell>
          <table:table-cell office:value-type="float" office:value="3.738888889" calcext:value-type="float">
            <text:p>3.738888889</text:p>
          </table:table-cell>
          <table:table-cell office:value-type="float" office:value="6.705555556" calcext:value-type="float">
            <text:p>6.705555556</text:p>
          </table:table-cell>
          <table:table-cell office:value-type="float" office:value="3.518518519" calcext:value-type="float">
            <text:p>3.518518519</text:p>
          </table:table-cell>
          <table:table-cell office:value-type="float" office:value="0.314814815" calcext:value-type="float">
            <text:p>0.314814815</text:p>
          </table:table-cell>
        </table:table-row>
        <table:table-row table:style-name="ro1">
          <table:table-cell office:value-type="float" office:value="0.877777778" calcext:value-type="float">
            <text:p>0.877777778</text:p>
          </table:table-cell>
          <table:table-cell office:value-type="float" office:value="3.833333333" calcext:value-type="float">
            <text:p>3.833333333</text:p>
          </table:table-cell>
          <table:table-cell office:value-type="float" office:value="6.844444444" calcext:value-type="float">
            <text:p>6.844444444</text:p>
          </table:table-cell>
          <table:table-cell office:value-type="float" office:value="2.907407407" calcext:value-type="float">
            <text:p>2.907407407</text:p>
          </table:table-cell>
          <table:table-cell office:value-type="float" office:value="0.407407407" calcext:value-type="float">
            <text:p>0.407407407</text:p>
          </table:table-cell>
        </table:table-row>
        <table:table-row table:style-name="ro1">
          <table:table-cell office:value-type="float" office:value="0.494444444" calcext:value-type="float">
            <text:p>0.494444444</text:p>
          </table:table-cell>
          <table:table-cell office:value-type="float" office:value="3.25" calcext:value-type="float">
            <text:p>3.25</text:p>
          </table:table-cell>
          <table:table-cell office:value-type="float" office:value="6.338888889" calcext:value-type="float">
            <text:p>6.338888889</text:p>
          </table:table-cell>
          <table:table-cell office:value-type="float" office:value="3.62037037" calcext:value-type="float">
            <text:p>3.62037037</text:p>
          </table:table-cell>
          <table:table-cell office:value-type="float" office:value="0.305555556" calcext:value-type="float">
            <text:p>0.305555556</text:p>
          </table:table-cell>
        </table:table-row>
        <table:table-row table:style-name="ro1">
          <table:table-cell office:value-type="float" office:value="0.533333333" calcext:value-type="float">
            <text:p>0.533333333</text:p>
          </table:table-cell>
          <table:table-cell office:value-type="float" office:value="2.411111111" calcext:value-type="float">
            <text:p>2.411111111</text:p>
          </table:table-cell>
          <table:table-cell office:value-type="float" office:value="5.061111111" calcext:value-type="float">
            <text:p>5.061111111</text:p>
          </table:table-cell>
          <table:table-cell office:value-type="float" office:value="5.925925926" calcext:value-type="float">
            <text:p>5.925925926</text:p>
          </table:table-cell>
          <table:table-cell office:value-type="float" office:value="2.509259259" calcext:value-type="float">
            <text:p>2.509259259</text:p>
          </table:table-cell>
        </table:table-row>
        <table:table-row table:style-name="ro1">
          <table:table-cell office:value-type="float" office:value="0.438888889" calcext:value-type="float">
            <text:p>0.438888889</text:p>
          </table:table-cell>
          <table:table-cell office:value-type="float" office:value="2.9" calcext:value-type="float">
            <text:p>2.9</text:p>
          </table:table-cell>
          <table:table-cell office:value-type="float" office:value="5.688888889" calcext:value-type="float">
            <text:p>5.688888889</text:p>
          </table:table-cell>
          <table:table-cell office:value-type="float" office:value="7.037037037" calcext:value-type="float">
            <text:p>7.037037037</text:p>
          </table:table-cell>
          <table:table-cell office:value-type="float" office:value="2.916666667" calcext:value-type="float">
            <text:p>2.916666667</text:p>
          </table:table-cell>
        </table:table-row>
        <table:table-row table:style-name="ro1">
          <table:table-cell office:value-type="float" office:value="0.855555556" calcext:value-type="float">
            <text:p>0.855555556</text:p>
          </table:table-cell>
          <table:table-cell office:value-type="float" office:value="3.488888889" calcext:value-type="float">
            <text:p>3.488888889</text:p>
          </table:table-cell>
          <table:table-cell office:value-type="float" office:value="6.544444444" calcext:value-type="float">
            <text:p>6.544444444</text:p>
          </table:table-cell>
          <table:table-cell office:value-type="float" office:value="4.240740741" calcext:value-type="float">
            <text:p>4.240740741</text:p>
          </table:table-cell>
          <table:table-cell office:value-type="float" office:value="0.166666667" calcext:value-type="float">
            <text:p>0.166666667</text:p>
          </table:table-cell>
        </table:table-row>
        <table:table-row table:style-name="ro1">
          <table:table-cell office:value-type="float" office:value="0.727777778" calcext:value-type="float">
            <text:p>0.727777778</text:p>
          </table:table-cell>
          <table:table-cell office:value-type="float" office:value="3.094444444" calcext:value-type="float">
            <text:p>3.094444444</text:p>
          </table:table-cell>
          <table:table-cell office:value-type="float" office:value="5.861111111" calcext:value-type="float">
            <text:p>5.861111111</text:p>
          </table:table-cell>
          <table:table-cell office:value-type="float" office:value="6.296296296" calcext:value-type="float">
            <text:p>6.296296296</text:p>
          </table:table-cell>
          <table:table-cell office:value-type="float" office:value="2.287037037" calcext:value-type="float">
            <text:p>2.287037037</text:p>
          </table:table-cell>
        </table:table-row>
        <table:table-row table:style-name="ro1">
          <table:table-cell office:value-type="float" office:value="0.576388889" calcext:value-type="float">
            <text:p>0.576388889</text:p>
          </table:table-cell>
          <table:table-cell office:value-type="float" office:value="2.659722222" calcext:value-type="float">
            <text:p>2.659722222</text:p>
          </table:table-cell>
          <table:table-cell office:value-type="float" office:value="4.944444444" calcext:value-type="float">
            <text:p>4.944444444</text:p>
          </table:table-cell>
          <table:table-cell office:value-type="float" office:value="5.888888889" calcext:value-type="float">
            <text:p>5.888888889</text:p>
          </table:table-cell>
          <table:table-cell office:value-type="float" office:value="1.597222222" calcext:value-type="float">
            <text:p>1.597222222</text:p>
          </table:table-cell>
        </table:table-row>
        <table:table-row table:style-name="ro1">
          <table:table-cell office:value-type="float" office:value="1.541666667" calcext:value-type="float">
            <text:p>1.541666667</text:p>
          </table:table-cell>
          <table:table-cell office:value-type="float" office:value="3.4375" calcext:value-type="float">
            <text:p>3.4375</text:p>
          </table:table-cell>
          <table:table-cell office:value-type="float" office:value="5.9375" calcext:value-type="float">
            <text:p>5.9375</text:p>
          </table:table-cell>
          <table:table-cell office:value-type="float" office:value="4.625" calcext:value-type="float">
            <text:p>4.625</text:p>
          </table:table-cell>
          <table:table-cell office:value-type="float" office:value="0.430555556" calcext:value-type="float">
            <text:p>0.430555556</text:p>
          </table:table-cell>
        </table:table-row>
        <table:table-row table:style-name="ro1">
          <table:table-cell office:value-type="float" office:value="1.194444444" calcext:value-type="float">
            <text:p>1.194444444</text:p>
          </table:table-cell>
          <table:table-cell office:value-type="float" office:value="3.627777778" calcext:value-type="float">
            <text:p>3.627777778</text:p>
          </table:table-cell>
          <table:table-cell office:value-type="float" office:value="6.044444444" calcext:value-type="float">
            <text:p>6.044444444</text:p>
          </table:table-cell>
          <table:table-cell office:value-type="float" office:value="5.055555556" calcext:value-type="float">
            <text:p>5.055555556</text:p>
          </table:table-cell>
          <table:table-cell office:value-type="float" office:value="0.212962963" calcext:value-type="float">
            <text:p>0.212962963</text:p>
          </table:table-cell>
        </table:table-row>
        <table:table-row table:style-name="ro1">
          <table:table-cell office:value-type="float" office:value="0.127777778" calcext:value-type="float">
            <text:p>0.127777778</text:p>
          </table:table-cell>
          <table:table-cell office:value-type="float" office:value="1.616666667" calcext:value-type="float">
            <text:p>1.616666667</text:p>
          </table:table-cell>
          <table:table-cell office:value-type="float" office:value="4.261111111" calcext:value-type="float">
            <text:p>4.261111111</text:p>
          </table:table-cell>
          <table:table-cell office:value-type="float" office:value="5.027777778" calcext:value-type="float">
            <text:p>5.027777778</text:p>
          </table:table-cell>
          <table:table-cell office:value-type="float" office:value="1.574074074" calcext:value-type="float">
            <text:p>1.574074074</text:p>
          </table:table-cell>
        </table:table-row>
        <table:table-row table:style-name="ro1">
          <table:table-cell office:value-type="float" office:value="0.427777778" calcext:value-type="float">
            <text:p>0.427777778</text:p>
          </table:table-cell>
          <table:table-cell office:value-type="float" office:value="2.761111111" calcext:value-type="float">
            <text:p>2.761111111</text:p>
          </table:table-cell>
          <table:table-cell office:value-type="float" office:value="5.566666667" calcext:value-type="float">
            <text:p>5.566666667</text:p>
          </table:table-cell>
          <table:table-cell office:value-type="float" office:value="5.592592593" calcext:value-type="float">
            <text:p>5.592592593</text:p>
          </table:table-cell>
          <table:table-cell office:value-type="float" office:value="2.231481481" calcext:value-type="float">
            <text:p>2.231481481</text:p>
          </table:table-cell>
        </table:table-row>
        <table:table-row table:style-name="ro1">
          <table:table-cell office:value-type="float" office:value="0.077777778" calcext:value-type="float">
            <text:p>0.077777778</text:p>
          </table:table-cell>
          <table:table-cell office:value-type="float" office:value="1.466666667" calcext:value-type="float">
            <text:p>1.466666667</text:p>
          </table:table-cell>
          <table:table-cell office:value-type="float" office:value="5.527777778" calcext:value-type="float">
            <text:p>5.527777778</text:p>
          </table:table-cell>
          <table:table-cell office:value-type="float" office:value="6.324074074" calcext:value-type="float">
            <text:p>6.324074074</text:p>
          </table:table-cell>
          <table:table-cell office:value-type="float" office:value="3.805555556" calcext:value-type="float">
            <text:p>3.805555556</text:p>
          </table:table-cell>
        </table:table-row>
        <table:table-row table:style-name="ro1">
          <table:table-cell office:value-type="float" office:value="0.527777778" calcext:value-type="float">
            <text:p>0.527777778</text:p>
          </table:table-cell>
          <table:table-cell office:value-type="float" office:value="2.927777778" calcext:value-type="float">
            <text:p>2.927777778</text:p>
          </table:table-cell>
          <table:table-cell office:value-type="float" office:value="5.433333333" calcext:value-type="float">
            <text:p>5.433333333</text:p>
          </table:table-cell>
          <table:table-cell office:value-type="float" office:value="6.953703704" calcext:value-type="float">
            <text:p>6.953703704</text:p>
          </table:table-cell>
          <table:table-cell office:value-type="float" office:value="3.314814815" calcext:value-type="float">
            <text:p>3.314814815</text:p>
          </table:table-cell>
        </table:table-row>
        <table:table-row table:style-name="ro1">
          <table:table-cell office:value-type="float" office:value="0.477777778" calcext:value-type="float">
            <text:p>0.477777778</text:p>
          </table:table-cell>
          <table:table-cell office:value-type="float" office:value="2.644444444" calcext:value-type="float">
            <text:p>2.644444444</text:p>
          </table:table-cell>
          <table:table-cell office:value-type="float" office:value="4.961111111" calcext:value-type="float">
            <text:p>4.961111111</text:p>
          </table:table-cell>
          <table:table-cell office:value-type="float" office:value="6.222222222" calcext:value-type="float">
            <text:p>6.222222222</text:p>
          </table:table-cell>
          <table:table-cell office:value-type="float" office:value="2.361111111" calcext:value-type="float">
            <text:p>2.361111111</text:p>
          </table:table-cell>
        </table:table-row>
        <table:table-row table:style-name="ro1">
          <table:table-cell office:value-type="float" office:value="1.266666667" calcext:value-type="float">
            <text:p>1.266666667</text:p>
          </table:table-cell>
          <table:table-cell office:value-type="float" office:value="3.088888889" calcext:value-type="float">
            <text:p>3.088888889</text:p>
          </table:table-cell>
          <table:table-cell office:value-type="float" office:value="5.194444444" calcext:value-type="float">
            <text:p>5.194444444</text:p>
          </table:table-cell>
          <table:table-cell office:value-type="float" office:value="4.925925926" calcext:value-type="float">
            <text:p>4.925925926</text:p>
          </table:table-cell>
          <table:table-cell office:value-type="float" office:value="0.601851852" calcext:value-type="float">
            <text:p>0.601851852</text:p>
          </table:table-cell>
        </table:table-row>
        <table:table-row table:style-name="ro1">
          <table:table-cell office:value-type="float" office:value="0.688888889" calcext:value-type="float">
            <text:p>0.688888889</text:p>
          </table:table-cell>
          <table:table-cell office:value-type="float" office:value="3.25" calcext:value-type="float">
            <text:p>3.25</text:p>
          </table:table-cell>
          <table:table-cell office:value-type="float" office:value="6.533333333" calcext:value-type="float">
            <text:p>6.533333333</text:p>
          </table:table-cell>
          <table:table-cell office:value-type="float" office:value="4.046296296" calcext:value-type="float">
            <text:p>4.046296296</text:p>
          </table:table-cell>
          <table:table-cell office:value-type="float" office:value="0.296296296" calcext:value-type="float">
            <text:p>0.296296296</text:p>
          </table:table-cell>
        </table:table-row>
        <table:table-row table:style-name="ro1">
          <table:table-cell office:value-type="float" office:value="1.625555556" calcext:value-type="float">
            <text:p>1.625555556</text:p>
          </table:table-cell>
          <table:table-cell office:value-type="float" office:value="3.585555556" calcext:value-type="float">
            <text:p>3.585555556</text:p>
          </table:table-cell>
          <table:table-cell office:value-type="float" office:value="6.114444444" calcext:value-type="float">
            <text:p>6.114444444</text:p>
          </table:table-cell>
          <table:table-cell office:value-type="float" office:value="3.703703704" calcext:value-type="float">
            <text:p>3.703703704</text:p>
          </table:table-cell>
          <table:table-cell office:value-type="float" office:value="0.083333333" calcext:value-type="float">
            <text:p>0.083333333</text:p>
          </table:table-cell>
        </table:table-row>
        <table:table-row table:style-name="ro1">
          <table:table-cell office:value-type="float" office:value="1.183333333" calcext:value-type="float">
            <text:p>1.183333333</text:p>
          </table:table-cell>
          <table:table-cell office:value-type="float" office:value="3.938888889" calcext:value-type="float">
            <text:p>3.938888889</text:p>
          </table:table-cell>
          <table:table-cell office:value-type="float" office:value="6.633333333" calcext:value-type="float">
            <text:p>6.633333333</text:p>
          </table:table-cell>
          <table:table-cell office:value-type="float" office:value="3.240740741" calcext:value-type="float">
            <text:p>3.240740741</text:p>
          </table:table-cell>
          <table:table-cell office:value-type="float" office:value="0.259259259" calcext:value-type="float">
            <text:p>0.259259259</text:p>
          </table:table-cell>
        </table:table-row>
        <table:table-row table:style-name="ro1">
          <table:table-cell office:value-type="float" office:value="1.455555556" calcext:value-type="float">
            <text:p>1.455555556</text:p>
          </table:table-cell>
          <table:table-cell office:value-type="float" office:value="3.838888889" calcext:value-type="float">
            <text:p>3.838888889</text:p>
          </table:table-cell>
          <table:table-cell office:value-type="float" office:value="6.594444444" calcext:value-type="float">
            <text:p>6.594444444</text:p>
          </table:table-cell>
          <table:table-cell office:value-type="float" office:value="2.824074074" calcext:value-type="float">
            <text:p>2.824074074</text:p>
          </table:table-cell>
          <table:table-cell office:value-type="float" office:value="0.509259259" calcext:value-type="float">
            <text:p>0.509259259</text:p>
          </table:table-cell>
        </table:table-row>
        <table:table-row table:style-name="ro1">
          <table:table-cell office:value-type="float" office:value="1.583333333" calcext:value-type="float">
            <text:p>1.583333333</text:p>
          </table:table-cell>
          <table:table-cell office:value-type="float" office:value="3.377777778" calcext:value-type="float">
            <text:p>3.377777778</text:p>
          </table:table-cell>
          <table:table-cell office:value-type="float" office:value="6.083333333" calcext:value-type="float">
            <text:p>6.083333333</text:p>
          </table:table-cell>
          <table:table-cell office:value-type="float" office:value="4.75" calcext:value-type="float">
            <text:p>4.75</text:p>
          </table:table-cell>
          <table:table-cell office:value-type="float" office:value="0.305555556" calcext:value-type="float">
            <text:p>0.305555556</text:p>
          </table:table-cell>
        </table:table-row>
        <table:table-row table:style-name="ro1">
          <table:table-cell office:value-type="float" office:value="0.238888889" calcext:value-type="float">
            <text:p>0.238888889</text:p>
          </table:table-cell>
          <table:table-cell office:value-type="float" office:value="1.644444444" calcext:value-type="float">
            <text:p>1.644444444</text:p>
          </table:table-cell>
          <table:table-cell office:value-type="float" office:value="4.377777778" calcext:value-type="float">
            <text:p>4.377777778</text:p>
          </table:table-cell>
          <table:table-cell office:value-type="float" office:value="3.87037037" calcext:value-type="float">
            <text:p>3.87037037</text:p>
          </table:table-cell>
          <table:table-cell office:value-type="float" office:value="1.898148148" calcext:value-type="float">
            <text:p>1.898148148</text:p>
          </table:table-cell>
        </table:table-row>
        <table:table-row table:style-name="ro1">
          <table:table-cell office:value-type="float" office:value="1.666666667" calcext:value-type="float">
            <text:p>1.666666667</text:p>
          </table:table-cell>
          <table:table-cell office:value-type="float" office:value="3.383333333" calcext:value-type="float">
            <text:p>3.383333333</text:p>
          </table:table-cell>
          <table:table-cell office:value-type="float" office:value="5.788888889" calcext:value-type="float">
            <text:p>5.788888889</text:p>
          </table:table-cell>
          <table:table-cell office:value-type="float" office:value="4.185185185" calcext:value-type="float">
            <text:p>4.185185185</text:p>
          </table:table-cell>
          <table:table-cell office:value-type="float" office:value="0.222222222" calcext:value-type="float">
            <text:p>0.222222222</text:p>
          </table:table-cell>
        </table:table-row>
        <table:table-row table:style-name="ro1">
          <table:table-cell office:value-type="float" office:value="0.755555556" calcext:value-type="float">
            <text:p>0.755555556</text:p>
          </table:table-cell>
          <table:table-cell office:value-type="float" office:value="2.933333333" calcext:value-type="float">
            <text:p>2.933333333</text:p>
          </table:table-cell>
          <table:table-cell office:value-type="float" office:value="5.188888889" calcext:value-type="float">
            <text:p>5.188888889</text:p>
          </table:table-cell>
          <table:table-cell office:value-type="float" office:value="4.851851852" calcext:value-type="float">
            <text:p>4.851851852</text:p>
          </table:table-cell>
          <table:table-cell office:value-type="float" office:value="1.842592593" calcext:value-type="float">
            <text:p>1.84259259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533333333" calcext:value-type="float">
            <text:p>3.533333333</text:p>
          </table:table-cell>
          <table:table-cell office:value-type="float" office:value="7.155555556" calcext:value-type="float">
            <text:p>7.155555556</text:p>
          </table:table-cell>
          <table:table-cell office:value-type="float" office:value="2.268518519" calcext:value-type="float">
            <text:p>2.268518519</text:p>
          </table:table-cell>
          <table:table-cell office:value-type="float" office:value="0.481481481" calcext:value-type="float">
            <text:p>0.481481481</text:p>
          </table:table-cell>
        </table:table-row>
        <table:table-row table:style-name="ro1">
          <table:table-cell office:value-type="float" office:value="1.072222222" calcext:value-type="float">
            <text:p>1.072222222</text:p>
          </table:table-cell>
          <table:table-cell office:value-type="float" office:value="3.655555556" calcext:value-type="float">
            <text:p>3.655555556</text:p>
          </table:table-cell>
          <table:table-cell office:value-type="float" office:value="6.716666667" calcext:value-type="float">
            <text:p>6.716666667</text:p>
          </table:table-cell>
          <table:table-cell office:value-type="float" office:value="3.898148148" calcext:value-type="float">
            <text:p>3.898148148</text:p>
          </table:table-cell>
          <table:table-cell office:value-type="float" office:value="0.62962963" calcext:value-type="float">
            <text:p>0.62962963</text:p>
          </table:table-cell>
        </table:table-row>
        <table:table-row table:style-name="ro1">
          <table:table-cell office:value-type="float" office:value="0.305555556" calcext:value-type="float">
            <text:p>0.305555556</text:p>
          </table:table-cell>
          <table:table-cell office:value-type="float" office:value="3.072222222" calcext:value-type="float">
            <text:p>3.072222222</text:p>
          </table:table-cell>
          <table:table-cell office:value-type="float" office:value="6.394444444" calcext:value-type="float">
            <text:p>6.394444444</text:p>
          </table:table-cell>
          <table:table-cell office:value-type="float" office:value="3.898148148" calcext:value-type="float">
            <text:p>3.898148148</text:p>
          </table:table-cell>
          <table:table-cell office:value-type="float" office:value="0.342592593" calcext:value-type="float">
            <text:p>0.342592593</text:p>
          </table:table-cell>
        </table:table-row>
        <table:table-row table:style-name="ro1">
          <table:table-cell office:value-type="float" office:value="0.177777778" calcext:value-type="float">
            <text:p>0.177777778</text:p>
          </table:table-cell>
          <table:table-cell office:value-type="float" office:value="1.938888889" calcext:value-type="float">
            <text:p>1.938888889</text:p>
          </table:table-cell>
          <table:table-cell office:value-type="float" office:value="4.927777778" calcext:value-type="float">
            <text:p>4.927777778</text:p>
          </table:table-cell>
          <table:table-cell office:value-type="float" office:value="6.490740741" calcext:value-type="float">
            <text:p>6.490740741</text:p>
          </table:table-cell>
          <table:table-cell office:value-type="float" office:value="2.351851852" calcext:value-type="float">
            <text:p>2.351851852</text:p>
          </table:table-cell>
        </table:table-row>
        <table:table-row table:style-name="ro1">
          <table:table-cell office:value-type="float" office:value="1.455555556" calcext:value-type="float">
            <text:p>1.455555556</text:p>
          </table:table-cell>
          <table:table-cell office:value-type="float" office:value="3.905555556" calcext:value-type="float">
            <text:p>3.905555556</text:p>
          </table:table-cell>
          <table:table-cell office:value-type="float" office:value="6.866666667" calcext:value-type="float">
            <text:p>6.866666667</text:p>
          </table:table-cell>
          <table:table-cell office:value-type="float" office:value="3.12962963" calcext:value-type="float">
            <text:p>3.12962963</text:p>
          </table:table-cell>
          <table:table-cell office:value-type="float" office:value="0.314814815" calcext:value-type="float">
            <text:p>0.314814815</text:p>
          </table:table-cell>
        </table:table-row>
        <table:table-row table:style-name="ro1">
          <table:table-cell office:value-type="float" office:value="0.344444444" calcext:value-type="float">
            <text:p>0.344444444</text:p>
          </table:table-cell>
          <table:table-cell office:value-type="float" office:value="3.243055556" calcext:value-type="float">
            <text:p>3.243055556</text:p>
          </table:table-cell>
          <table:table-cell office:value-type="float" office:value="6.963888889" calcext:value-type="float">
            <text:p>6.963888889</text:p>
          </table:table-cell>
          <table:table-cell office:value-type="float" office:value="2.606481481" calcext:value-type="float">
            <text:p>2.606481481</text:p>
          </table:table-cell>
          <table:table-cell office:value-type="float" office:value="0.268518519" calcext:value-type="float">
            <text:p>0.268518519</text:p>
          </table:table-cell>
        </table:table-row>
        <table:table-row table:style-name="ro1">
          <table:table-cell office:value-type="float" office:value="0.284722222" calcext:value-type="float">
            <text:p>0.284722222</text:p>
          </table:table-cell>
          <table:table-cell office:value-type="float" office:value="2.486111111" calcext:value-type="float">
            <text:p>2.486111111</text:p>
          </table:table-cell>
          <table:table-cell office:value-type="float" office:value="5.972222222" calcext:value-type="float">
            <text:p>5.972222222</text:p>
          </table:table-cell>
          <table:table-cell office:value-type="float" office:value="6.726851852" calcext:value-type="float">
            <text:p>6.726851852</text:p>
          </table:table-cell>
          <table:table-cell office:value-type="float" office:value="3.217592593" calcext:value-type="float">
            <text:p>3.217592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20:46:25.64853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0:46:28.743303096</meta:creation-date>
    <meta:editing-duration>P0D</meta:editing-duration>
    <meta:editing-cycles>2</meta:editing-cycles>
    <meta:generator>LibreOffice/4.2.7.2$Linux_X86_64 LibreOffice_project/420m0$Build-2</meta:generator>
    <dc:date>2014-12-02T20:46:49.640506136</dc:date>
    <meta:document-statistic meta:table-count="1" meta:cell-count="485" meta:object-count="0"/>
  </office:meta>
</office:document-meta>
</file>